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c115" officeooo:paragraph-rsid="000fc115"/>
    </style:style>
    <style:style style:name="P2" style:family="paragraph" style:parent-style-name="Standard">
      <style:text-properties officeooo:rsid="0012a2d8" officeooo:paragraph-rsid="0012a2d8"/>
    </style:style>
    <style:style style:name="T1" style:family="text">
      <style:text-properties style:text-position="super 58%"/>
    </style:style>
    <style:style style:name="T2" style:family="text">
      <style:text-properties officeooo:rsid="00116e2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la 09/09 – IOT</text:p>
      <text:p text:style-name="P1">Dispositivos de entrada - </text:p>
      <text:p text:style-name="P1">º Botão:</text:p>
      <text:p text:style-name="P1"><text:tab/>1a 1b 2a<text:span text:style-name="T1"> <text:s/></text:span>2b </text:p>
      <text:p text:style-name="P1"><text:tab/>1a: </text:p>
      <text:p text:style-name="P1"><text:tab/>2a: </text:p>
      <text:p text:style-name="P1"/>
      <text:p text:style-name="P1">Dispositivos de Saída - </text:p>
      <text:p text:style-name="P1">º LED: </text:p>
      <text:p text:style-name="P1"><text:tab/>Anodos: <text:span text:style-name="T2">entra a corrente positiva (parte torta)</text:span></text:p>
      <text:p text:style-name="P1"><text:tab/>Catódica: <text:span text:style-name="T2">sai a corrente (parte reta)</text:span></text:p>
      <text:p text:style-name="P1"/>
      <text:p text:style-name="P1">Resistor: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HTML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9T19:35:01.556137309</meta:creation-date>
    <dc:date>2019-09-09T19:58:36.996181358</dc:date>
    <meta:editing-duration>PT2M24S</meta:editing-duration>
    <meta:editing-cycles>1</meta:editing-cycles>
    <meta:document-statistic meta:table-count="0" meta:image-count="0" meta:object-count="0" meta:page-count="1" meta:paragraph-count="11" meta:word-count="35" meta:character-count="201" meta:non-whitespace-character-count="163"/>
    <meta:generator>LibreOffice/6.0.7.3$Linux_X86_64 LibreOffice_project/00m0$Build-3</meta:generator>
  </office:meta>
</office:document-meta>
</file>